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Heading_20_1">
      <style:paragraph-properties fo:text-align="center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Web Service 技术细节</text:h>
      <text:h text:style-name="Heading_20_2" text:outline-level="2">URL地址统一为/api</text:h>
      <text:p text:style-name="Text_20_body">在URL Request Header中添加”processor_name”字段来表示不同的请求。</text:p>
      <text:h text:style-name="Heading_20_2" text:outline-level="2">一. 检查用户名是否存在(check_user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user_name: 用户名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在数据库表中检查该用户名是否存在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plain/text</text:p>
      <text:p text:style-name="Text_20_body"><text:tab/><text:span text:style-name="T2">返回值：</text:span></text:p>
      <text:p text:style-name="Text_20_body"><text:tab/><text:tab/>0 不可用</text:p>
      <text:p text:style-name="Text_20_body"><text:tab/><text:tab/>1 可用</text:p>
      <text:h text:style-name="Heading_20_2" text:outline-level="2">二. 用户注册(register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user_name: 用户名</text:p>
      <text:p text:style-name="Text_20_body"><text:tab/><text:tab/><text:tab/>password: 用户密码</text:p>
      <text:p text:style-name="Text_20_body"><text:tab/><text:tab/><text:tab/>real_name: 真实姓名</text:p>
      <text:p text:style-name="Text_20_body"><text:tab/><text:tab/><text:span text:style-name="T2">可选：</text:span></text:p>
      <text:p text:style-name="Text_20_body"><text:span text:style-name="T2"><text:tab/><text:tab/><text:tab/></text:span><text:span text:style-name="T3">birthday: 生日</text:span></text:p>
      <text:p text:style-name="P3"><text:soft-page-break/><text:tab/><text:tab/><text:tab/>school: 学校</text:p>
      <text:p text:style-name="P3"><text:tab/><text:tab/><text:tab/>place: 所在地</text:p>
      <text:h text:style-name="Heading_20_2" text:outline-level="2">2. 操作</text:h>
      <text:p text:style-name="Text_20_body"><text:tab/>在数据库表中检查该用户名是否存在。</text:p>
      <text:p text:style-name="Text_20_body"><text:tab/>在表中添加相应条目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plain/text</text:p>
      <text:p text:style-name="Text_20_body"><text:tab/><text:span text:style-name="T2">返回值：</text:span></text:p>
      <text:p text:style-name="Text_20_body"><text:tab/><text:tab/>0 失败</text:p>
      <text:p text:style-name="Text_20_body"><text:tab/><text:tab/>1 成功</text:p>
      <text:h text:style-name="Heading_20_2" text:outline-level="2">三. 登录(login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username: 用户名</text:p>
      <text:p text:style-name="Text_20_body"><text:tab/><text:tab/><text:tab/>password: 用户密码</text:p>
      <text:p text:style-name="Text_20_body"><text:tab/><text:tab/><text:tab/>state: 登录状态（在线，隐身）</text:p>
      <text:p text:style-name="Text_20_body"><text:tab/><text:tab/><text:tab/> <text:s text:c="9"/>2 在线</text:p>
      <text:p text:style-name="Text_20_body"><text:tab/><text:tab/><text:tab/> <text:s text:c="9"/>1 隐身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在数据库表中检查该用户名和密码是否匹配。</text:p>
      <text:p text:style-name="Text_20_body"><text:tab/>如果登录成功：</text:p>
      <text:p text:style-name="Text_20_body"><text:tab/><text:tab/>在在线用户列表中添加该用户</text:p>
      <text:p text:style-name="Text_20_body"><text:tab/><text:tab/>返回用户对应的session_id</text:p>
      <text:p text:style-name="Text_20_body"><text:tab/>登录失败：</text:p>
      <text:p text:style-name="Text_20_body"><text:tab/><text:tab/>返回提示信息</text:p>
      <text:h text:style-name="Heading_20_2" text:outline-level="2"><text:soft-page-break/>3. 输出</text:h>
      <text:p text:style-name="P5"><text:tab/>返回值类型：</text:p>
      <text:p text:style-name="Text_20_body"><text:tab/><text:tab/>plain/text</text:p>
      <text:p text:style-name="Text_20_body"><text:tab/><text:span text:style-name="T2">返回值：</text:span></text:p>
      <text:p text:style-name="Text_20_body"><text:tab/><text:tab/>0 失败</text:p>
      <text:p text:style-name="Text_20_body"><text:tab/><text:tab/>session_id 成功</text:p>
      <text:h text:style-name="Heading_20_3" text:outline-level="3">4. 备注</text:h>
      <text:p text:style-name="Text_20_body"><text:tab/>使用Https安全传输</text:p>
      <text:h text:style-name="Heading_20_2" text:outline-level="2">四. 修改密码(change_password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</text:p>
      <text:p text:style-name="Text_20_body"><text:tab/><text:tab/><text:tab/>old_password: 用户旧密码</text:p>
      <text:p text:style-name="Text_20_body"><text:tab/><text:tab/><text:tab/>new_password: 新密码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session_id获得用户</text:p>
      <text:p text:style-name="Text_20_body"><text:tab/>比对原密码</text:p>
      <text:p text:style-name="Text_20_body"><text:tab/>修改密码</text:p>
      <text:h text:style-name="Heading_20_2" text:outline-level="2">3. 输出</text:h>
      <text:p text:style-name="P5"><text:tab/>返回值类型：</text:p>
      <text:p text:style-name="Text_20_body"><text:tab/><text:tab/>plain/text</text:p>
      <text:p text:style-name="Text_20_body"><text:tab/><text:span text:style-name="T2">返回值：</text:span></text:p>
      <text:p text:style-name="Text_20_body"><text:tab/><text:tab/>0 失败</text:p>
      <text:p text:style-name="Text_20_body"><text:tab/><text:tab/>1 成功</text:p>
      <text:h text:style-name="Heading_20_3" text:outline-level="3">4. 备注</text:h>
      <text:p text:style-name="Text_20_body"><text:tab/>使用Https安全传输</text:p>
      <text:p text:style-name="Text_20_body"/>
      <text:h text:style-name="Heading_20_2" text:outline-level="2"><text:soft-page-break/>五. 在线状态更新(change_state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state: 登录状态（在线，隐身）</text:p>
      <text:p text:style-name="Text_20_body"><text:tab/><text:tab/><text:tab/> <text:s text:c="9"/>2 在线</text:p>
      <text:p text:style-name="Text_20_body"><text:tab/><text:tab/><text:tab/> <text:s text:c="9"/>1 隐身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修改在线用户所属的哈希表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plain/text</text:p>
      <text:p text:style-name="Text_20_body"><text:tab/><text:span text:style-name="T2">返回值：</text:span></text:p>
      <text:p text:style-name="Text_20_body"><text:tab/><text:tab/>0 失败</text:p>
      <text:p text:style-name="Text_20_body"><text:tab/><text:tab/>1 成功</text:p>
      <text:p text:style-name="Text_20_body"/>
      <text:h text:style-name="Heading_20_2" text:outline-level="2">六. 查看个人信息(get_personal_profile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到用户，并返回用户的个人信息。</text:p>
      <text:h text:style-name="Heading_20_2" text:outline-level="2"><text:soft-page-break/>3. 输出</text:h>
      <text:p text:style-name="Text_20_body"><text:tab/><text:span text:style-name="T2">返回值类型：</text:span></text:p>
      <text:p text:style-name="Text_20_body"><text:tab/><text:tab/>application/json</text:p>
      <text:p text:style-name="Text_20_body"><text:tab/><text:span text:style-name="T2">返回值：</text:span></text:p>
      <text:p text:style-name="Text_20_body"><text:span text:style-name="T2"><text:tab/><text:tab/></text:span><text:span text:style-name="T3">{</text:span></text:p>
      <text:p text:style-name="Text_20_body"><text:span text:style-name="T2"><text:tab/><text:tab/></text:span><text:span text:style-name="T3"><text:tab/>realName: “lidejia”,</text:span></text:p>
      <text:p text:style-name="P3"><text:tab/><text:tab/><text:tab/>birthday: “1989-10-31”</text:p>
      <text:p text:style-name="P3"><text:tab/><text:tab/><text:tab/>school: “NJU”</text:p>
      <text:p text:style-name="P3"><text:tab/><text:tab/><text:tab/>place: “Nanjing”</text:p>
      <text:p text:style-name="P3"><text:tab/><text:tab/>}</text:p>
      <text:h text:style-name="Heading_20_2" text:outline-level="2">七. 修改个人信息(set_personal_profile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span text:style-name="T2">可选：</text:span></text:p>
      <text:p text:style-name="Text_20_body"><text:span text:style-name="T2"><text:tab/><text:tab/><text:tab/></text:span><text:span text:style-name="T3">realname: </text:span></text:p>
      <text:p text:style-name="P3"><text:tab/><text:tab/><text:tab/>birthday: </text:p>
      <text:p text:style-name="P3"><text:tab/><text:tab/><text:tab/>school: </text:p>
      <text:p text:style-name="P3"><text:tab/><text:tab/><text:tab/>place: </text:p>
      <text:h text:style-name="Heading_20_2" text:outline-level="2">2. 操作</text:h>
      <text:p text:style-name="Text_20_body"><text:tab/>根据用户的session_id查找到用户，并修改用户的个人信息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plain/text</text:p>
      <text:p text:style-name="Text_20_body"><text:tab/><text:span text:style-name="T2">返回值：</text:span></text:p>
      <text:p text:style-name="Text_20_body"><text:span text:style-name="T2"><text:tab/><text:tab/></text:span><text:span text:style-name="T3">0 失败</text:span></text:p>
      <text:p text:style-name="P3"><text:tab/><text:tab/>1 成功</text:p>
      <text:h text:style-name="Heading_20_2" text:outline-level="2"><text:soft-page-break/>八. 获得头像(get_personal_avatar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到用户，并返回用户的头像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image/*</text:p>
      <text:p text:style-name="Text_20_body"><text:tab/><text:span text:style-name="T2">返回值：</text:span></text:p>
      <text:p text:style-name="Text_20_body"><text:span text:style-name="T2"><text:tab/><text:tab/></text:span><text:span text:style-name="T3">头像</text:span></text:p>
      <text:p text:style-name="P2"/>
      <text:h text:style-name="Heading_20_2" text:outline-level="2">九. 上传头像(upload_avatar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(在Request的Header中)</text:p>
      <text:p text:style-name="Text_20_body"><text:tab/><text:tab/><text:tab/>photo: 头像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到用户，修改用户的头像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plain/text</text:p>
      <text:p text:style-name="P2"><text:tab/>返回值：</text:p>
      <text:p text:style-name="P3"><text:soft-page-break/><text:tab/><text:tab/>0</text:p>
      <text:p text:style-name="P3"><text:tab/><text:tab/>1</text:p>
      <text:h text:style-name="Heading_20_2" text:outline-level="2">十. 跟新用户位置(update_location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latitude: 纬度</text:p>
      <text:p text:style-name="Text_20_body"><text:tab/><text:tab/><text:tab/>longitude: 经度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用户，在用户位置表中添加相应项。</text:p>
      <text:p text:style-name="Text_20_body"><text:tab/>并修改在线用户列表相应项。</text:p>
      <text:p text:style-name="Text_20_body"><text:tab/>提醒好友用户的位置变化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plain/text</text:p>
      <text:p text:style-name="P2"><text:tab/>返回值：</text:p>
      <text:p text:style-name="P3"><text:tab/><text:tab/>0</text:p>
      <text:p text:style-name="P3"><text:tab/><text:tab/>1</text:p>
      <text:h text:style-name="Heading_20_2" text:outline-level="2">十一. 在线心跳(be_online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span text:style-name="T2">可选：</text:span></text:p>
      <text:h text:style-name="Heading_20_2" text:outline-level="2"><text:soft-page-break/>2. 操作</text:h>
      <text:p text:style-name="Text_20_body"><text:tab/>根据用户的session_id查找到用户</text:p>
      <text:p text:style-name="Text_20_body"><text:tab/>表明用户当前在线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3"><text:tab/><text:tab/>{</text:p>
      <text:p text:style-name="P3"><text:tab/><text:tab/><text:tab/></text:p>
      <text:p text:style-name="P3"><text:tab/><text:tab/>}</text:p>
      <text:h text:style-name="Heading_20_2" text:outline-level="2">十二. 查看附近好友(show_nearby_friend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latitude:</text:p>
      <text:p text:style-name="Text_20_body"><text:tab/><text:tab/><text:tab/>longitude: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到用户</text:p>
      <text:p text:style-name="Text_20_body"><text:tab/>在“签到”表中查找该用户的好友的近1天登录信息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3"><text:tab/><text:tab/>{</text:p>
      <text:p text:style-name="P3"><text:tab/><text:tab/><text:tab/>results: [</text:p>
      <text:p text:style-name="P3"><text:tab/><text:tab/><text:tab/><text:tab/><text:tab/>{</text:p>
      <text:p text:style-name="P3"><text:tab/><text:tab/><text:tab/><text:tab/><text:tab/><text:tab/>friendID:</text:p>
      <text:p text:style-name="P3"><text:soft-page-break/><text:tab/><text:tab/><text:tab/><text:tab/><text:tab/><text:tab/>friendName:</text:p>
      <text:p text:style-name="P3"><text:tab/><text:tab/><text:tab/><text:tab/><text:tab/><text:tab/>latitude:</text:p>
      <text:p text:style-name="P3"><text:tab/><text:tab/><text:tab/><text:tab/><text:tab/><text:tab/>longitude:</text:p>
      <text:p text:style-name="P3"><text:tab/><text:tab/><text:tab/><text:tab/><text:tab/><text:tab/>time:</text:p>
      <text:p text:style-name="P3"><text:tab/><text:tab/><text:tab/><text:tab/><text:tab/>},</text:p>
      <text:p text:style-name="P3"><text:tab/><text:tab/><text:tab/><text:tab/><text:tab/>…</text:p>
      <text:p text:style-name="P3"><text:tab/><text:tab/><text:tab/><text:tab/>]</text:p>
      <text:p text:style-name="P3"><text:tab/><text:tab/>}</text:p>
      <text:h text:style-name="Heading_20_3" text:outline-level="3">4. 备注</text:h>
      <text:p text:style-name="Text_20_body"><text:tab/>时间为距离当前的时间。</text:p>
      <text:p text:style-name="Text_20_body"><text:tab/>格式为：<text:tab/>小时：分钟</text:p>
      <text:p text:style-name="Text_20_body"/>
      <text:h text:style-name="Heading_20_2" text:outline-level="2">十三. 获得好友列表(get_friend_list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ID获得该用户的所有好友。</text:p>
      <text:p text:style-name="Text_20_body"><text:tab/>并在全局的哈希表中进行查找，区分好友是否在线。</text:p>
      <text:h text:style-name="Heading_20_2" text:outline-level="2">3. 输出</text:h>
      <text:p text:style-name="Text_20_body"><text:tab/>{</text:p>
      <text:p text:style-name="Text_20_body"><text:tab/><text:tab/>results: [</text:p>
      <text:p text:style-name="Text_20_body"><text:tab/><text:tab/><text:tab/><text:tab/>{</text:p>
      <text:p text:style-name="Text_20_body"><text:tab/><text:tab/><text:tab/><text:tab/><text:tab/>friendRealName: “xxx”,</text:p>
      <text:p text:style-name="Text_20_body"><text:tab/><text:tab/><text:tab/><text:tab/><text:tab/>friendID: “XXXX”,</text:p>
      <text:p text:style-name="Text_20_body"><text:tab/><text:tab/><text:tab/><text:tab/><text:tab/>friendState “1”,</text:p>
      <text:p text:style-name="Text_20_body"><text:tab/><text:tab/><text:tab/><text:tab/><text:tab/>lastCheckinLocation<text:span text:style-name="T1">:</text:span></text:p>
      <text:p text:style-name="P1"><text:soft-page-break/><text:tab/><text:tab/><text:tab/><text:tab/><text:tab/>ipAddress:</text:p>
      <text:p text:style-name="P1"><text:tab/><text:tab/><text:tab/><text:tab/><text:tab/>ipPort:</text:p>
      <text:p text:style-name="P1"><text:tab/><text:tab/><text:tab/><text:tab/>},</text:p>
      <text:p text:style-name="P1"><text:tab/><text:tab/><text:tab/><text:tab/>{</text:p>
      <text:p text:style-name="P1"><text:tab/><text:tab/><text:tab/><text:tab/><text:tab/>….</text:p>
      <text:p text:style-name="P1"><text:tab/><text:tab/><text:tab/><text:tab/>},</text:p>
      <text:p text:style-name="P1"><text:tab/><text:tab/><text:tab/><text:tab/>….</text:p>
      <text:p text:style-name="P1"><text:tab/><text:tab/><text:tab/>]</text:p>
      <text:p text:style-name="Text_20_body"><text:tab/>}</text:p>
      <text:h text:style-name="Heading_20_3" text:outline-level="3">4. 备注</text:h>
      <text:h text:style-name="Heading_20_2" text:outline-level="2">十四. 获得好友头像(get_friend_avatar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friend_id: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用户, 根据friend_id找到好友，判断两者是否是好友关系。</text:p>
      <text:p text:style-name="Text_20_body"><text:tab/>若是，则返回好友头像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image/*</text:p>
      <text:p text:style-name="P2"><text:tab/>返回值：</text:p>
      <text:p text:style-name="Text_20_body"/>
      <text:h text:style-name="Heading_20_2" text:outline-level="2">十五. 查看好友用户信息(get_friend_profile)</text:h>
      <text:h text:style-name="Heading_20_2" text:outline-level="2">1. 输入</text:h>
      <text:p text:style-name="Text_20_body"><text:tab/>使用GET方法</text:p>
      <text:p text:style-name="Text_20_body"><text:soft-page-break/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friend_id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用户, 根据friend_id找到好友，判断两者是否是好友关系。</text:p>
      <text:p text:style-name="Text_20_body"><text:tab/>若是，返回好友信息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2"><text:tab/><text:tab/><text:span text:style-name="T3">{</text:span></text:p>
      <text:p text:style-name="Text_20_body"><text:span text:style-name="T2"><text:tab/><text:tab/></text:span><text:span text:style-name="T3"><text:tab/>realName: “lidejia”,</text:span></text:p>
      <text:p text:style-name="P3"><text:tab/><text:tab/><text:tab/>birthday: “1989-10-31”</text:p>
      <text:p text:style-name="P3"><text:tab/><text:tab/><text:tab/>school: “NJU”</text:p>
      <text:p text:style-name="P3"><text:tab/><text:tab/><text:tab/>place: “Nanjing”</text:p>
      <text:p text:style-name="P3"><text:tab/><text:tab/>}</text:p>
      <text:h text:style-name="Heading_20_2" text:outline-level="2">十六. 发送好友请求(request_friend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friend_id: 请求用户的ID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用户, 根据friend_id找到好友，判断两者是否是好友关系。</text:p>
      <text:p text:style-name="Text_20_body"><text:tab/>若还不是好友关系， 在用户的好友请求表中添加相关条目。</text:p>
      <text:p text:style-name="Text_20_body"><text:tab/>并根据情况修改在线用户列表。</text:p>
      <text:h text:style-name="Heading_20_2" text:outline-level="2"><text:soft-page-break/>3. 输出</text:h>
      <text:p text:style-name="Text_20_body"><text:tab/><text:span text:style-name="T2">返回值类型：</text:span></text:p>
      <text:p text:style-name="Text_20_body"><text:tab/><text:tab/>plain/text</text:p>
      <text:p text:style-name="P2"><text:tab/>返回值：</text:p>
      <text:p text:style-name="P2"><text:tab/><text:tab/>0</text:p>
      <text:p text:style-name="P2"><text:tab/><text:tab/>1</text:p>
      <text:p text:style-name="P2"/>
      <text:h text:style-name="Heading_20_2" text:outline-level="2">十六. 获得好友请求(get_friend_request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用户。</text:p>
      <text:p text:style-name="Text_20_body"><text:tab/>返回好友请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2"><text:tab/><text:tab/>{</text:p>
      <text:p text:style-name="P2"><text:tab/><text:tab/><text:tab/>requests: [</text:p>
      <text:p text:style-name="P2"><text:tab/><text:tab/><text:tab/><text:tab/>{</text:p>
      <text:p text:style-name="P2"><text:tab/><text:tab/><text:tab/><text:tab/><text:tab/>ID: 请求的<text:span text:style-name="T4">ID</text:span></text:p>
      <text:p text:style-name="P4"><text:tab/><text:tab/><text:tab/><text:tab/><text:tab/>requesterID : 请求者的ID</text:p>
      <text:p text:style-name="P2"><text:tab/><text:tab/><text:tab/><text:tab/><text:tab/>userName:</text:p>
      <text:p text:style-name="P2"><text:tab/><text:tab/><text:tab/><text:tab/><text:tab/>realName:</text:p>
      <text:p text:style-name="P2"><text:tab/><text:tab/><text:tab/><text:tab/>}</text:p>
      <text:p text:style-name="P2"><text:tab/><text:tab/><text:tab/><text:tab/>...</text:p>
      <text:p text:style-name="P2"><text:tab/><text:tab/><text:tab/>]</text:p>
      <text:p text:style-name="P2"><text:soft-page-break/><text:tab/><text:tab/>}</text:p>
      <text:h text:style-name="Heading_20_2" text:outline-level="2">十七. 同意好友请求(agree_friend_request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request_id: 好友请求的ID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用户。</text:p>
      <text:p text:style-name="Text_20_body"><text:tab/>根据friend_id查找用户</text:p>
      <text:p text:style-name="Text_20_body"><text:tab/>建立好友关系</text:p>
      <text:p text:style-name="Text_20_body"><text:tab/>删除好友请求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plain/text</text:p>
      <text:p text:style-name="P2"><text:tab/>返回值：</text:p>
      <text:p text:style-name="P2"><text:tab/><text:tab/>0</text:p>
      <text:p text:style-name="P2"><text:tab/><text:tab/>1</text:p>
      <text:p text:style-name="P2"/>
      <text:h text:style-name="Heading_20_2" text:outline-level="2">十七. 拒绝好友请求(reject_friend_request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request_id: 好友请求的ID</text:p>
      <text:p text:style-name="Text_20_body"><text:tab/><text:tab/><text:span text:style-name="T2">可选：</text:span></text:p>
      <text:h text:style-name="Heading_20_2" text:outline-level="2"><text:soft-page-break/>2. 操作</text:h>
      <text:p text:style-name="Text_20_body"><text:tab/>删除好友请求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plain/text</text:p>
      <text:p text:style-name="P2"><text:tab/>返回值：</text:p>
      <text:p text:style-name="P2"><text:tab/><text:tab/>0</text:p>
      <text:p text:style-name="P2"><text:tab/><text:tab/>1</text:p>
      <text:p text:style-name="P2"/>
      <text:h text:style-name="Heading_20_2" text:outline-level="2">十七. 删除好友(delete_friend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friend_id: 好友的<text:span text:style-name="T4">ID</text:span>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删除好友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plain/text</text:p>
      <text:p text:style-name="P2"><text:tab/>返回值：</text:p>
      <text:p text:style-name="P2"><text:tab/><text:tab/>0</text:p>
      <text:p text:style-name="P2"><text:tab/><text:tab/>1</text:p>
      <text:p text:style-name="P2"/>
      <text:h text:style-name="Heading_20_2" text:outline-level="2">十八. 好友上下线监听(friend_state_listen)</text:h>
      <text:h text:style-name="Heading_20_2" text:outline-level="2">1. 输入</text:h>
      <text:p text:style-name="Text_20_body"><text:tab/>使用GET方法</text:p>
      <text:p text:style-name="Text_20_body"><text:soft-page-break/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用户。</text:p>
      <text:p text:style-name="Text_20_body"><text:tab/>在“在线用户表”中检查是否有其好友的登录状态变化信息。如果有,返回给用户。并修改在线列表。</text:p>
      <text:p text:style-name="Text_20_body"><text:tab/>若没有，休眠300ms，继续检查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2"><text:tab/><text:tab/>{</text:p>
      <text:p text:style-name="Text_20_body"><text:tab/><text:tab/>results: [</text:p>
      <text:p text:style-name="Text_20_body"><text:tab/><text:tab/><text:tab/><text:tab/>{</text:p>
      <text:p text:style-name="Text_20_body"><text:tab/><text:tab/><text:tab/><text:tab/><text:tab/>friendRealName: “xxx”,</text:p>
      <text:p text:style-name="Text_20_body"><text:tab/><text:tab/><text:tab/><text:tab/><text:tab/>friendID: “XXXX”,</text:p>
      <text:p text:style-name="Text_20_body"><text:tab/><text:tab/><text:tab/><text:tab/><text:tab/>friendState “1”,</text:p>
      <text:p text:style-name="Text_20_body"><text:tab/><text:tab/><text:tab/><text:tab/><text:tab/>lastCheckinLocation<text:span text:style-name="T1">:</text:span></text:p>
      <text:p text:style-name="P1"><text:tab/><text:tab/><text:tab/><text:tab/><text:tab/>ipAddress:</text:p>
      <text:p text:style-name="P1"><text:tab/><text:tab/><text:tab/><text:tab/><text:tab/>ipPort:</text:p>
      <text:p text:style-name="P1"><text:tab/><text:tab/><text:tab/><text:tab/>},</text:p>
      <text:p text:style-name="P1"><text:tab/><text:tab/><text:tab/><text:tab/>{</text:p>
      <text:p text:style-name="P1"><text:tab/><text:tab/><text:tab/><text:tab/><text:tab/>….</text:p>
      <text:p text:style-name="P1"><text:tab/><text:tab/><text:tab/><text:tab/>},</text:p>
      <text:p text:style-name="P1"><text:tab/><text:tab/><text:tab/><text:tab/>….</text:p>
      <text:p text:style-name="P1"><text:tab/><text:tab/><text:tab/>]</text:p>
      <text:p text:style-name="P2"><text:tab/>}</text:p>
      <text:p text:style-name="P2"/>
      <text:h text:style-name="Heading_20_2" text:outline-level="2"><text:soft-page-break/>十九. 好友请求线监听(friend_request_listen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根据用户的session_id查找用户。</text:p>
      <text:p text:style-name="Text_20_body"><text:tab/>在“在线用户表”中检查是否有其好友请求。如果有,返回给用户。并修改在线列表。</text:p>
      <text:p text:style-name="Text_20_body"><text:tab/>若没有，休眠300ms，继续检查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2"><text:tab/><text:tab/>{</text:p>
      <text:p text:style-name="P2"><text:tab/><text:tab/><text:tab/>requests: [</text:p>
      <text:p text:style-name="P2"><text:tab/><text:tab/><text:tab/><text:tab/>{</text:p>
      <text:p text:style-name="P2"><text:tab/><text:tab/><text:tab/><text:tab/><text:tab/>userID:</text:p>
      <text:p text:style-name="P2"><text:tab/><text:tab/><text:tab/><text:tab/><text:tab/>userName:</text:p>
      <text:p text:style-name="P2"><text:tab/><text:tab/><text:tab/><text:tab/>}</text:p>
      <text:p text:style-name="P2"><text:tab/><text:tab/><text:tab/><text:tab/>...</text:p>
      <text:p text:style-name="P2"><text:tab/><text:tab/><text:tab/>]</text:p>
      <text:p text:style-name="P2"><text:tab/><text:tab/>}</text:p>
      <text:h text:style-name="Heading_20_2" text:outline-level="2">二十. 搜索好友(search_friend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soft-page-break/><text:tab/><text:tab/><text:span text:style-name="T2">可选：</text:span></text:p>
      <text:p text:style-name="P2"><text:tab/><text:tab/><text:tab/>friend_user_name: 好友注册名</text:p>
      <text:p text:style-name="P2"><text:tab/><text:tab/><text:tab/>friend_real_name: 好友的真实姓名</text:p>
      <text:p text:style-name="P2"><text:tab/><text:tab/><text:tab/>friend_place:</text:p>
      <text:p text:style-name="P2"><text:tab/><text:tab/><text:tab/>friend_school:</text:p>
      <text:h text:style-name="Heading_20_2" text:outline-level="2">2. 操作</text:h>
      <text:p text:style-name="Text_20_body"><text:tab/>根据用户提供的信息来搜索好友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2"><text:tab/><text:tab/>{</text:p>
      <text:p text:style-name="P2"><text:tab/><text:tab/><text:tab/>requests: [</text:p>
      <text:p text:style-name="P2"><text:tab/><text:tab/><text:tab/><text:tab/>{</text:p>
      <text:p text:style-name="P2"><text:tab/><text:tab/><text:tab/><text:tab/><text:tab/>ID:</text:p>
      <text:p text:style-name="P2"><text:tab/><text:tab/><text:tab/><text:tab/><text:tab/>userName:</text:p>
      <text:p text:style-name="P2"><text:tab/><text:tab/><text:tab/><text:tab/><text:tab/>realName:</text:p>
      <text:p text:style-name="P2"><text:tab/><text:tab/><text:tab/><text:tab/>}</text:p>
      <text:p text:style-name="P2"><text:tab/><text:tab/><text:tab/><text:tab/>...</text:p>
      <text:p text:style-name="P2"><text:tab/><text:tab/><text:tab/>]</text:p>
      <text:p text:style-name="P2"><text:tab/><text:tab/>}</text:p>
      <text:p text:style-name="P2"/>
      <text:h text:style-name="Heading_20_2" text:outline-level="2">二十一. 好友推荐(recommend_friend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span text:style-name="T2">可选：</text:span></text:p>
      <text:h text:style-name="Heading_20_2" text:outline-level="2"><text:soft-page-break/>2. 操作</text:h>
      <text:p text:style-name="Text_20_body"><text:tab/>根据用户的所在地和学校来推荐好友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2"><text:tab/><text:tab/>{</text:p>
      <text:p text:style-name="P2"><text:tab/><text:tab/><text:tab/>requests: [</text:p>
      <text:p text:style-name="P2"><text:tab/><text:tab/><text:tab/><text:tab/>{</text:p>
      <text:p text:style-name="P2"><text:tab/><text:tab/><text:tab/><text:tab/><text:tab/>ID:</text:p>
      <text:p text:style-name="P2"><text:tab/><text:tab/><text:tab/><text:tab/><text:tab/>userName:</text:p>
      <text:p text:style-name="P2"><text:tab/><text:tab/><text:tab/><text:tab/><text:tab/>realName:</text:p>
      <text:p text:style-name="P2"><text:tab/><text:tab/><text:tab/><text:tab/>}</text:p>
      <text:p text:style-name="P2"><text:tab/><text:tab/><text:tab/><text:tab/>...</text:p>
      <text:p text:style-name="P2"><text:tab/><text:tab/><text:tab/>]</text:p>
      <text:p text:style-name="P2"><text:tab/><text:tab/>}</text:p>
      <text:p text:style-name="P2"/>
      <text:h text:style-name="Heading_20_2" text:outline-level="2">二十二. 获得附近地点(get_nearby_place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latitude:</text:p>
      <text:p text:style-name="Text_20_body"><text:tab/><text:tab/><text:tab/>longitude: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以用户的经纬度为中心，获得一定范围的地点信息。</text:p>
      <text:h text:style-name="Heading_20_2" text:outline-level="2">3. 输出</text:h>
      <text:p text:style-name="Text_20_body"><text:tab/><text:span text:style-name="T2">返回值类型：</text:span></text:p>
      <text:p text:style-name="Text_20_body"><text:soft-page-break/><text:tab/><text:tab/>application/json</text:p>
      <text:p text:style-name="P2"><text:tab/>返回值：</text:p>
      <text:p text:style-name="P2"><text:tab/><text:tab/>{</text:p>
      <text:p text:style-name="P2"><text:tab/><text:tab/><text:tab/>requests: [</text:p>
      <text:p text:style-name="P2"><text:tab/><text:tab/><text:tab/><text:tab/>{</text:p>
      <text:p text:style-name="P2"><text:tab/><text:tab/><text:tab/><text:tab/><text:tab/>ID:</text:p>
      <text:p text:style-name="P2"><text:tab/><text:tab/><text:tab/><text:tab/><text:tab/>placeName:</text:p>
      <text:p text:style-name="P2"><text:tab/><text:tab/><text:tab/><text:tab/><text:tab/>latitude:</text:p>
      <text:p text:style-name="P2"><text:tab/><text:tab/><text:tab/><text:tab/><text:tab/>longitude:</text:p>
      <text:p text:style-name="P2"><text:tab/><text:tab/><text:tab/><text:tab/>}</text:p>
      <text:p text:style-name="P2"><text:tab/><text:tab/><text:tab/><text:tab/>...</text:p>
      <text:p text:style-name="P2"><text:tab/><text:tab/><text:tab/>]</text:p>
      <text:p text:style-name="P2"><text:tab/><text:tab/>}</text:p>
      <text:p text:style-name="P2"/>
      <text:h text:style-name="Heading_20_2" text:outline-level="2">二十三. 查看地点信息(get_place_info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place_id: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在地点表中查找相应项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2"><text:tab/><text:tab/>{</text:p>
      <text:p text:style-name="P2"><text:tab/><text:tab/><text:tab/>placeName:</text:p>
      <text:p text:style-name="P2"><text:tab/><text:tab/><text:tab/>latitude:</text:p>
      <text:p text:style-name="P2"><text:soft-page-break/><text:tab/><text:tab/><text:tab/>topUserName:</text:p>
      <text:p text:style-name="P2"><text:tab/><text:tab/><text:tab/>topUserRealName:</text:p>
      <text:p text:style-name="P2"><text:tab/><text:tab/><text:tab/>myCheckInTimes:</text:p>
      <text:p text:style-name="P2"><text:tab/><text:tab/><text:tab/>longitude:</text:p>
      <text:p text:style-name="P2"><text:tab/><text:tab/><text:tab/>replies:[</text:p>
      <text:p text:style-name="P2"><text:tab/><text:tab/><text:tab/><text:tab/>{</text:p>
      <text:p text:style-name="P2"><text:tab/><text:tab/><text:tab/><text:tab/><text:tab/>ownerID:</text:p>
      <text:p text:style-name="P2"><text:tab/><text:tab/><text:tab/><text:tab/><text:tab/>ownerName:</text:p>
      <text:p text:style-name="P2"><text:tab/><text:tab/><text:tab/><text:tab/><text:tab/>content:</text:p>
      <text:p text:style-name="P2"><text:tab/><text:tab/><text:tab/><text:tab/><text:tab/>time:</text:p>
      <text:p text:style-name="P2"><text:tab/><text:tab/><text:tab/><text:tab/>}</text:p>
      <text:p text:style-name="P2"><text:tab/><text:tab/><text:tab/><text:tab/>...</text:p>
      <text:p text:style-name="P2"><text:tab/><text:tab/><text:tab/>]</text:p>
      <text:p text:style-name="P2"><text:tab/><text:tab/><text:tab/>subPlaces: [</text:p>
      <text:p text:style-name="P2"><text:tab/><text:tab/><text:tab/><text:tab/>{</text:p>
      <text:p text:style-name="P2"><text:tab/><text:tab/><text:tab/><text:tab/><text:tab/>ID:</text:p>
      <text:p text:style-name="P2"><text:tab/><text:tab/><text:tab/><text:tab/><text:tab/>placeName:</text:p>
      <text:p text:style-name="P2"><text:tab/><text:tab/><text:tab/><text:tab/>}</text:p>
      <text:p text:style-name="P2"><text:tab/><text:tab/><text:tab/><text:tab/>...</text:p>
      <text:p text:style-name="P2"><text:tab/><text:tab/><text:tab/>]</text:p>
      <text:p text:style-name="P2"><text:tab/><text:tab/>}</text:p>
      <text:p text:style-name="P2"/>
      <text:h text:style-name="Heading_20_2" text:outline-level="2">二十四. 新建地点(create_place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place_name:</text:p>
      <text:p text:style-name="Text_20_body"><text:tab/><text:tab/><text:span text:style-name="T2">可选：</text:span></text:p>
      <text:p text:style-name="P2"><text:tab/><text:tab/><text:tab/>longitude:</text:p>
      <text:p text:style-name="P2"><text:tab/><text:tab/><text:tab/>latitude:</text:p>
      <text:p text:style-name="P2"><text:tab/><text:tab/><text:tab/>parent_place:</text:p>
      <text:h text:style-name="Heading_20_2" text:outline-level="2"><text:soft-page-break/>2. 操作</text:h>
      <text:p text:style-name="Text_20_body"><text:tab/>根据经纬度或者父地点来创建新的地点。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plain/text</text:p>
      <text:p text:style-name="P2"><text:tab/>返回值：</text:p>
      <text:p text:style-name="P2"><text:tab/><text:tab/>0</text:p>
      <text:p text:style-name="P2"><text:tab/><text:tab/>1</text:p>
      <text:h text:style-name="Heading_20_2" text:outline-level="2">二十五. 对地点发表评论(comment_place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place_id:</text:p>
      <text:p text:style-name="Text_20_body"><text:tab/><text:tab/><text:tab/>content:</text:p>
      <text:p text:style-name="Text_20_body"><text:tab/><text:tab/><text:span text:style-name="T2">可选：</text:span></text:p>
      <text:h text:style-name="Heading_20_2" text:outline-level="2">2. 操作</text:h>
      <text:p text:style-name="Text_20_body"><text:tab/>在地点表中查找相应项。</text:p>
      <text:p text:style-name="Text_20_body"><text:tab/>添加评论</text:p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2"><text:tab/><text:tab/>0</text:p>
      <text:p text:style-name="P2"><text:tab/><text:tab/>1</text:p>
      <text:p text:style-name="P2"/>
      <text:h text:style-name="Heading_20_2" text:outline-level="2"><text:soft-page-break/>二十五. 在地点签到(check_in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place_id:</text:p>
      <text:p text:style-name="Text_20_body"><text:tab/><text:tab/><text:span text:style-name="T2">可选：</text:span></text:p>
      <text:h text:style-name="Heading_20_2" text:outline-level="2">2. 操作</text:h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2"><text:tab/><text:tab/>0</text:p>
      <text:p text:style-name="P2"><text:tab/><text:tab/>1</text:p>
      <text:p text:style-name="P2"/>
      <text:h text:style-name="Heading_20_2" text:outline-level="2">二十五. 获得自己签到信息(get_personal_check_in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span text:style-name="T2">可选：</text:span></text:p>
      <text:h text:style-name="Heading_20_2" text:outline-level="2">2. 操作</text:h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2"><text:tab/><text:tab/>{</text:p>
      <text:p text:style-name="P2"><text:soft-page-break/><text:tab/><text:tab/><text:tab/>checkIns: [</text:p>
      <text:p text:style-name="P2"><text:tab/><text:tab/><text:tab/><text:tab/>{</text:p>
      <text:p text:style-name="P2"><text:tab/><text:tab/><text:tab/><text:tab/><text:tab/>placeID:</text:p>
      <text:p text:style-name="P2"><text:tab/><text:tab/><text:tab/><text:tab/><text:tab/>placeName:</text:p>
      <text:p text:style-name="P2"><text:tab/><text:tab/><text:tab/><text:tab/><text:tab/>myCheckInTimes:</text:p>
      <text:p text:style-name="P2"><text:tab/><text:tab/><text:tab/><text:tab/>}</text:p>
      <text:p text:style-name="P2"><text:tab/><text:tab/><text:tab/><text:tab/>...</text:p>
      <text:p text:style-name="P2"><text:tab/><text:tab/><text:tab/>]</text:p>
      <text:p text:style-name="P2"><text:tab/><text:tab/>}</text:p>
      <text:p text:style-name="P2"/>
      <text:h text:style-name="Heading_20_2" text:outline-level="2">二十五. 获得好友签到信息(get_friend_check_in)</text:h>
      <text:h text:style-name="Heading_20_2" text:outline-level="2">1. 输入</text:h>
      <text:p text:style-name="Text_20_body"><text:tab/>使用GE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friend_id:</text:p>
      <text:p text:style-name="Text_20_body"><text:tab/><text:tab/><text:span text:style-name="T2">可选：</text:span></text:p>
      <text:h text:style-name="Heading_20_2" text:outline-level="2">2. 操作</text:h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application/json</text:p>
      <text:p text:style-name="P2"><text:tab/>返回值：</text:p>
      <text:p text:style-name="P2"><text:tab/><text:tab/>{</text:p>
      <text:p text:style-name="P2"><text:tab/><text:tab/><text:tab/>checkIns: [</text:p>
      <text:p text:style-name="P2"><text:tab/><text:tab/><text:tab/><text:tab/>{</text:p>
      <text:p text:style-name="P2"><text:tab/><text:tab/><text:tab/><text:tab/><text:tab/>placeID:</text:p>
      <text:p text:style-name="P2"><text:tab/><text:tab/><text:tab/><text:tab/><text:tab/>placeName:</text:p>
      <text:p text:style-name="P2"><text:tab/><text:tab/><text:tab/><text:tab/><text:tab/>myCheckInTimes:</text:p>
      <text:p text:style-name="P2"><text:tab/><text:tab/><text:tab/><text:tab/>}</text:p>
      <text:p text:style-name="P2"><text:tab/><text:tab/><text:tab/><text:tab/>...</text:p>
      <text:p text:style-name="P2"><text:soft-page-break/><text:tab/><text:tab/><text:tab/>]</text:p>
      <text:p text:style-name="P2"><text:tab/><text:tab/>}</text:p>
      <text:p text:style-name="P2"/>
      <text:h text:style-name="Heading_20_2" text:outline-level="2">二十五. 设置同步(set_<text:span text:style-name="T5">synchronization</text:span>)</text:h>
      <text:h text:style-name="Heading_20_2" text:outline-level="2">1. 输入</text:h>
      <text:p text:style-name="Text_20_body"><text:tab/>使用POST方法</text:p>
      <text:p text:style-name="Text_20_body"><text:tab/><text:span text:style-name="T2">参数：</text:span></text:p>
      <text:p text:style-name="P2"><text:tab/><text:tab/>必选：</text:p>
      <text:p text:style-name="Text_20_body"><text:tab/><text:tab/><text:tab/>session_id: 用户名的会话ID</text:p>
      <text:p text:style-name="Text_20_body"><text:tab/><text:tab/><text:tab/>provider_type: 同步的网站</text:p>
      <text:p text:style-name="Text_20_body"><text:tab/><text:tab/><text:span text:style-name="T2">可选：</text:span></text:p>
      <text:p text:style-name="Text_20_body"><text:span text:style-name="T2"><text:tab/><text:tab/><text:tab/>user_name</text:span></text:p>
      <text:p text:style-name="Text_20_body"><text:span text:style-name="T2"><text:tab/><text:tab/><text:tab/>password:</text:span></text:p>
      <text:h text:style-name="Heading_20_2" text:outline-level="2">2. 操作</text:h>
      <text:h text:style-name="Heading_20_2" text:outline-level="2">3. 输出</text:h>
      <text:p text:style-name="Text_20_body"><text:tab/><text:span text:style-name="T2">返回值类型：</text:span></text:p>
      <text:p text:style-name="Text_20_body"><text:tab/><text:tab/>plain/text</text:p>
      <text:p text:style-name="P2"><text:tab/>返回值：</text:p>
      <text:p text:style-name="P2"><text:tab/><text:tab/>用户授权的地址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dejia </meta:initial-creator>
    <meta:creation-date>2010-07-18T16:02:09</meta:creation-date>
    <dc:date>2010-09-18T20:15:57</dc:date>
    <dc:creator>lidejia </dc:creator>
    <meta:editing-duration>PT13H31M19S</meta:editing-duration>
    <meta:editing-cycles>268</meta:editing-cycles>
    <meta:generator>OpenOffice.org/3.2$Linux OpenOffice.org_project/320m12$Build-9483</meta:generator>
    <meta:document-statistic meta:table-count="0" meta:image-count="0" meta:object-count="0" meta:page-count="24" meta:paragraph-count="679" meta:word-count="1822" meta:character-count="7202"/>
  </office:meta>
</office:document-meta>
</file>